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4b1453" officeooo:paragraph-rsid="004b1453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409cfa" officeooo:paragraph-rsid="00409cfa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officeooo:paragraph-rsid="000865f2"/>
    </style:style>
    <style:style style:name="T1" style:family="text">
      <style:text-properties fo:font-size="28pt" officeooo:rsid="000865f2" style:font-size-asian="28pt" style:font-size-complex="28pt"/>
    </style:style>
    <style:style style:name="T2" style:family="text">
      <style:text-properties fo:font-variant="normal" fo:text-transform="none" fo:color="#1841d2" loext:opacity="100%" style:text-line-through-style="none" style:text-line-through-type="none" fo:font-size="28pt" fo:letter-spacing="normal" style:text-underline-style="solid" style:text-underline-width="auto" style:text-underline-color="font-color" style:text-blinking="false" style:font-size-asian="28pt" style:font-size-complex="28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ome OS</text:p>
      <text:p text:style-name="P2"/>
      <text:p text:style-name="P3"><text:span text:style-name="T1">Battery</text:span><text:a xlink:type="simple" xlink:href="https://emojipedia.org/cross-mark" office:target-frame-name="_self" xlink:show="replace" text:style-name="Internet_20_link" text:visited-style-name="Visited_20_Internet_20_Link"><text:span text:style-name="T2">❌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0-21T15:19:08.176320900</meta:print-date>
    <dc:date>2025-11-04T09:49:56.597258600</dc:date>
    <meta:editing-duration>P15DT6H54M57S</meta:editing-duration>
    <meta:editing-cycles>6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2" meta:word-count="3" meta:character-count="17" meta:non-whitespace-character-count="16"/>
  </office:meta>
</office:document-meta>
</file>